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D0000004D5207F32D.png" manifest:media-type="image/png"/>
  <manifest:file-entry manifest:full-path="Pictures/10003390000007EA000007EA33B1F48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95ff95" draw:textarea-horizontal-align="center" draw:textarea-vertical-align="bottom" draw:auto-grow-height="false" fo:min-height="4.476cm" fo:min-width="13.47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808080" draw:opacity-name="Transparency_20_1" draw:textarea-horizontal-align="left" draw:textarea-vertical-align="top" draw:auto-grow-height="false" fo:min-height="0.428cm" fo:min-width="5.72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debd" draw:opacity="100%" draw:textarea-horizontal-align="center" draw:textarea-vertical-align="top" draw:auto-grow-height="false" fo:min-height="7.836cm" fo:min-width="4.955cm" draw:shadow-opacity="100%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0085c4" draw:textarea-horizontal-align="center" draw:textarea-vertical-align="top" draw:auto-grow-height="false" fo:min-height="2.848cm" fo:min-width="11.848cm" fo:padding-top="0.025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002bff" draw:textarea-horizontal-align="center" draw:textarea-vertical-align="top" draw:auto-grow-height="false" fo:min-height="2.016cm" fo:min-width="7.266cm" fo:padding-top="0.025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b7b202" draw:textarea-horizontal-align="center" draw:textarea-vertical-align="top" draw:auto-grow-height="false" fo:min-height="0.319cm" fo:min-width="1.45cm" fo:padding-top="0.025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002bff" draw:textarea-horizontal-align="center" draw:textarea-vertical-align="top" draw:auto-grow-height="false" fo:min-height="2.016cm" fo:min-width="2.266cm" fo:padding-top="0.025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solid" svg:stroke-color="#000000" draw:fill="solid" draw:fill-color="#ffbf7e" draw:opacity="100%" draw:textarea-horizontal-align="center" draw:textarea-vertical-align="top" draw:auto-grow-height="false" fo:min-height="4.433cm" fo:min-width="2.433cm" draw:shadow-opacity="100%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ff8100" draw:textarea-horizontal-align="center" draw:textarea-vertical-align="top" draw:auto-grow-height="false" fo:min-height="0.428cm" fo:min-width="1.678cm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f0000" draw:textarea-horizontal-align="center" draw:textarea-vertical-align="top" draw:auto-grow-height="false" fo:min-height="0.428cm" fo:min-width="1.428cm" loext:decorative="false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2.375cm" fo:padding-top="0.15cm" fo:padding-bottom="0.15cm" fo:padding-left="0.275cm" fo:padding-right="0.275cm" loext:decorative="false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3.275cm" fo:padding-top="0.15cm" fo:padding-bottom="0.15cm" fo:padding-left="0.275cm" fo:padding-right="0.275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6000" draw:textarea-horizontal-align="center" draw:textarea-vertical-align="top" draw:auto-grow-height="false" fo:min-height="0.237cm" fo:min-width="2.212cm" fo:padding-top="-0.05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76c801" draw:textarea-horizontal-align="center" draw:textarea-vertical-align="top" draw:auto-grow-height="false" fo:min-height="0.428cm" fo:min-width="5.479cm" loext:decorative="false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4.415cm" fo:padding-top="0.15cm" fo:padding-bottom="0.15cm" fo:padding-left="0.275cm" fo:padding-right="0.275cm" loext:decorative="false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0000" draw:textarea-horizontal-align="center" draw:textarea-vertical-align="top" draw:auto-grow-height="false" fo:min-height="0.428cm" fo:min-width="1.178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76c801" draw:textarea-horizontal-align="center" draw:textarea-vertical-align="top" draw:auto-grow-height="false" fo:min-height="0.428cm" fo:min-width="3.428cm" loext:decorative="false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bf00ff" draw:textarea-horizontal-align="center" draw:textarea-vertical-align="top" draw:auto-grow-height="false" fo:min-height="0.248cm" fo:min-width="1.696cm" fo:padding-top="0.025cm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007aff" draw:textarea-horizontal-align="center" draw:textarea-vertical-align="top" draw:auto-grow-height="false" fo:min-height="0.248cm" fo:min-width="0.048cm" loext:decorative="false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6000" draw:textarea-horizontal-align="center" draw:textarea-vertical-align="top" draw:auto-grow-height="false" fo:min-height="0.287cm" fo:min-width="2.212cm" fo:padding-top="-0.05cm" loext:decorative="false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76c801" draw:textarea-horizontal-align="center" draw:textarea-vertical-align="top" draw:auto-grow-height="false" fo:min-height="0.428cm" fo:min-width="2.378cm" loext:decorative="false"/>
      <style:paragraph-properties style:writing-mode="lr-tb"/>
    </style:style>
    <style:style style:name="gr2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.982cm" fo:padding-top="0.15cm" fo:padding-bottom="0.15cm" fo:padding-left="0.275cm" fo:padding-right="0.275cm" loext:decorative="false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1.474cm" fo:padding-top="0.15cm" fo:padding-bottom="0.15cm" fo:padding-left="0.275cm" fo:padding-right="0.275cm" loext:decorative="false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0000" draw:textarea-horizontal-align="center" draw:textarea-vertical-align="top" draw:auto-grow-height="false" fo:min-height="0.428cm" fo:min-width="2.128cm" loext:decorative="false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bf00ff" draw:textarea-horizontal-align="center" draw:textarea-vertical-align="top" draw:auto-grow-height="false" fo:min-height="0.348cm" fo:min-width="1.696cm" fo:padding-top="0.025cm" loext:decorative="false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bf00ff" draw:textarea-horizontal-align="center" draw:textarea-vertical-align="top" draw:auto-grow-height="false" fo:min-height="0.348cm" fo:min-width="1.499cm" fo:padding-top="0.025cm" loext:decorative="false"/>
      <style:paragraph-properties style:writing-mode="lr-tb"/>
    </style:style>
    <style:style style:name="gr28" style:family="graphic" style:parent-style-name="standard">
      <style:graphic-properties svg:stroke-width="0.05cm" svg:stroke-color="#000000" draw:marker-start-width="0.275cm" draw:marker-end-width="0.275cm" draw:fill-color="#ffffff" draw:textarea-vertical-align="middle" draw:auto-grow-height="false" fo:min-height="2.271cm" fo:min-width="2.701cm" fo:padding-top="0.15cm" fo:padding-bottom="0.15cm" fo:padding-left="0.275cm" fo:padding-right="0.275cm" fo:wrap-option="wrap" loext:decorative="false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75cm" draw:marker-end-width="0.275cm" draw:fill-color="#ffffff" draw:textarea-vertical-align="middle" draw:auto-grow-height="false" fo:min-height="1.048cm" fo:min-width="0.342cm" fo:padding-top="0.15cm" fo:padding-bottom="0.15cm" fo:padding-left="0.275cm" fo:padding-right="0.275cm" fo:wrap-option="wrap" loext:decorative="false"/>
      <style:paragraph-properties style:writing-mode="lr-tb"/>
    </style:style>
    <style:style style:name="gr30" style:family="graphic" style:parent-style-name="standard">
      <style:graphic-properties draw:stroke="none" draw:fill="none" loext:fill-use-slide-background="false" fo:min-height="0cm" fo:min-width="0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2" style:family="paragraph">
      <loext:graphic-properties draw:fill="solid" draw:fill-color="#95ff95"/>
      <style:paragraph-properties fo:text-align="center"/>
      <style:text-properties fo:color="#000000" loext:opacity="100%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808080" draw:opacity-name="Transparency_20_1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solid" draw:fill-color="#ffdebd" draw:opacity="100%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0085c4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002b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b7b202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002b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ffbf7e" draw:opacity="100%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ff810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 draw:fill-color="#ff0000"/>
      <style:paragraph-properties fo:text-align="center"/>
      <style:text-properties fo:font-size="10.5pt" style:font-size-asian="10.5pt" style:font-size-complex="10.5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="solid" draw:fill-color="#ff6000"/>
      <style:paragraph-properties fo:text-align="center"/>
      <style:text-properties fo:font-size="10.5pt" style:font-size-asian="10.5pt" style:font-size-complex="10.5pt"/>
    </style:style>
    <style:style style:name="P17" style:family="paragraph">
      <loext:graphic-properties draw:fill="solid" draw:fill-color="#76c801"/>
      <style:paragraph-properties fo:text-align="center"/>
      <style:text-properties fo:font-size="10.5pt" style:font-size-asian="10.5pt" style:font-size-complex="10.5pt"/>
    </style:style>
    <style:style style:name="P18" style:family="paragraph">
      <loext:graphic-properties draw:fill="solid" draw:fill-color="#bf00ff"/>
      <style:paragraph-properties fo:text-align="center"/>
      <style:text-properties fo:font-size="10.5pt" style:font-size-asian="10.5pt" style:font-size-complex="10.5pt"/>
    </style:style>
    <style:style style:name="P19" style:family="paragraph">
      <loext:graphic-properties draw:fill="solid" draw:fill-color="#007aff"/>
      <style:paragraph-properties fo:text-align="center"/>
      <style:text-properties fo:font-size="10.5pt" style:font-size-asian="10.5pt" style:font-size-complex="10.5pt"/>
    </style:style>
    <style:style style:name="P2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21" style:family="paragraph">
      <style:text-properties style:use-window-font-color="true" loext:opacity="0%" style:text-outline="false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/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style:style style:name="P2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000000" loext:opacity="100%"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25cm" svg:height="5cm" svg:x="6.25cm" svg:y="3.75cm">
          <text:p text:style-name="P1"><text:span text:style-name="T1">Cultures</text:span></text:p>
          <draw:enhanced-geometry svg:viewBox="0 0 21600 21600" draw:path-stretchpoint-x="10800" draw:path-stretchpoint-y="10800" draw:text-areas="?f3 ?f4 ?f5 ?f6" draw:type="round-rectangle" draw:modifiers="2027.95657969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298cm" svg:height="0.75cm" svg:x="15.952cm" svg:y="4.1cm">
          <text:p text:style-name="P3"><text:span text:style-name="T2">Terminé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749cm" svg:height="8.38cm" svg:x="0.251cm" svg:y="0.65cm">
          <text:p text:style-name="P3"><text:span text:style-name="T2">Îlot</text:span></text:p>
          <draw:enhanced-geometry svg:viewBox="0 0 21600 21600" draw:path-stretchpoint-x="10800" draw:path-stretchpoint-y="10800" draw:text-areas="?f3 ?f4 ?f5 ?f6" draw:type="round-rectangle" draw:modifiers="1889.530434782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2.5cm" svg:height="3.15cm" svg:x="5.8cm" svg:y="0.205cm">
          <text:p text:style-name="P3"><text:span text:style-name="T2">Famil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785.059545290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8cm" svg:height="2.4cm" svg:x="6.3cm" svg:y="0.75cm">
          <text:p text:style-name="P7"><text:span text:style-name="T2">Espè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cm" svg:height="0.519cm" svg:x="6.8cm" svg:y="1.4cm">
          <text:p text:style-name="P3"><text:span text:style-name="T2">Variété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3cm" svg:height="2.4cm" svg:x="14.8cm" svg:y="0.75cm">
          <text:p text:style-name="P3"><text:span text:style-name="T2">Espè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draw:custom-shape draw:style-name="gr9" draw:text-style-name="P11" draw:layer="layout" svg:width="3.249cm" svg:height="4.999cm" svg:x="0.501cm" svg:y="1.501cm">
            <text:p text:style-name="P3"><text:span text:style-name="T3">Unité prod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2.25cm" svg:height="0.75cm" svg:x="1cm" svg:y="2.5cm">
            <text:p text:style-name="P3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2.25cm" svg:height="0.75cm" svg:x="1cm" svg:y="3.5cm">
            <text:p text:style-name="P3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2.25cm" svg:height="0.75cm" svg:x="1cm" svg:y="4.5cm">
            <text:p text:style-name="P3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2.25cm" svg:height="0.75cm" svg:x="1cm" svg:y="5.5cm">
            <text:p text:style-name="P3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8">
          <draw:custom-shape draw:style-name="gr9" draw:text-style-name="P11" draw:layer="layout" svg:width="3.249cm" svg:height="4.999cm" svg:x="1.5cm" svg:y="2.301cm">
            <text:p text:style-name="P3"><text:span text:style-name="T3">Unité prod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2.25cm" svg:height="0.75cm" svg:x="1.999cm" svg:y="3.3cm">
            <text:p text:style-name="P3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2.25cm" svg:height="0.75cm" svg:x="1.999cm" svg:y="4.3cm">
            <text:p text:style-name="P3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2.25cm" svg:height="0.75cm" svg:x="1.999cm" svg:y="5.3cm">
            <text:p text:style-name="P3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2.25cm" svg:height="0.75cm" svg:x="1.999cm" svg:y="6.3cm">
            <text:p text:style-name="P3"><text:span text:style-name="T3">Plan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1" draw:layer="layout" svg:width="3.249cm" svg:height="4.999cm" svg:x="2.501cm" svg:y="3.101cm">
          <text:p text:style-name="P3"><text:span text:style-name="T3">Unité pro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cm" svg:height="0.75cm" svg:x="15.301cm" svg:y="2.101cm">
          <text:p text:style-name="P3"><text:span text:style-name="T2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.251cm" svg:height="0.5cm" draw:transform="rotate (-1.5707963267949) translate (8.499cm 2.15cm)">
          <text:p text:style-name="P14"><text:span text:style-name="T4"/></text:p>
          <draw:enhanced-geometry svg:viewBox="0 0 21600 21600" draw:text-areas="0 ?f0 ?f5 ?f2" draw:type="right-arrow" draw:modifiers="18597.7859778598 5087.42514970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4.252cm" svg:height="0.5cm" draw:transform="rotate (-1.5707963267949) translate (9.098cm 2.15cm)">
          <text:p text:style-name="P14"><text:span text:style-name="T4"/></text:p>
          <draw:enhanced-geometry svg:viewBox="0 0 21600 21600" draw:text-areas="0 ?f0 ?f5 ?f2" draw:type="right-arrow" draw:modifiers="19304.3968963085 5216.76646706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2.75cm" svg:height="0.4cm" svg:x="7cm" svg:y="4.445cm">
          <text:p text:style-name="P3"><text:span text:style-name="T2">Sous abri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6.051cm" svg:height="0.75cm" svg:x="10cm" svg:y="7.103cm">
          <text:p text:style-name="P3"><text:span text:style-name="T2">En place (semis direc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5.253cm" svg:height="0.5cm" draw:transform="rotate (-1.5707963267949) translate (10.398cm 2.15cm)">
          <text:p text:style-name="P14"><text:span text:style-name="T4"/></text:p>
          <draw:enhanced-geometry svg:viewBox="0 0 21600 21600" draw:text-areas="0 ?f0 ?f5 ?f2" draw:type="right-arrow" draw:modifiers="19786.9813475447 5044.311377245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3" draw:layer="layout" svg:width="1.75cm" svg:height="0.75cm" svg:x="9.75cm" svg:y="2.1cm">
          <text:p text:style-name="P3"><text:span text:style-name="T2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4cm" svg:height="0.75cm" svg:x="9.5cm" svg:y="4.1cm">
          <text:p text:style-name="P3"><text:span text:style-name="T2">En 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248cm" svg:height="0.55cm" svg:x="13.402cm" svg:y="4.1cm">
          <text:p text:style-name="P3"><text:span text:style-name="T2">Récol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0.6cm" svg:height="0.55cm" svg:x="15.5cm" svg:y="4.1cm"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298cm" svg:height="0.75cm" svg:x="17.152cm" svg:y="5.101cm">
          <text:p text:style-name="P3"><text:span text:style-name="T2">Terminé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2.75cm" svg:height="0.4cm" svg:x="8.101cm" svg:y="5.446cm">
          <text:p text:style-name="P3"><text:span text:style-name="T2">Sous abri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4cm" svg:height="0.75cm" svg:x="10.7cm" svg:y="5.101cm">
          <text:p text:style-name="P3"><text:span text:style-name="T2">En 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298cm" svg:height="0.75cm" svg:x="16.64cm" svg:y="6.102cm">
          <text:p text:style-name="P3"><text:span text:style-name="T2">Terminé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2.75cm" svg:height="0.4cm" svg:x="8.701cm" svg:y="6.446cm">
          <text:p text:style-name="P3"><text:span text:style-name="T2">Sous abri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2.95cm" svg:height="0.75cm" svg:x="11.3cm" svg:y="6.102cm">
          <text:p text:style-name="P3"><text:span text:style-name="T2">En 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298cm" svg:height="0.75cm" svg:x="18.353cm" svg:y="7.103cm">
          <text:p text:style-name="P3"><text:span text:style-name="T2">Terminé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1.75cm" svg:height="0.5cm" svg:x="5.1cm" svg:y="4.255cm">
          <text:p text:style-name="P14"><text:span text:style-name="T4"/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5" draw:layer="layout" svg:width="1.75cm" svg:height="0.5cm" svg:x="5.1cm" svg:y="5.256cm">
          <text:p text:style-name="P14"><text:span text:style-name="T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5" draw:layer="layout" svg:width="1.75cm" svg:height="0.5cm" svg:x="5.1cm" svg:y="6.256cm">
          <text:p text:style-name="P14"><text:span text:style-name="T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5" draw:layer="layout" svg:width="1.75cm" svg:height="0.5cm" svg:x="5.1cm" svg:y="7.256cm">
          <text:p text:style-name="P14"><text:span text:style-name="T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5" draw:layer="layout" svg:width="2.25cm" svg:height="0.5cm" draw:transform="rotate (-1.5707963267949) translate (7.5cm 2.15cm)">
          <text:p text:style-name="P14"><text:span text:style-name="T4"/></text:p>
          <draw:enhanced-geometry svg:viewBox="0 0 21600 21600" draw:text-areas="0 ?f0 ?f5 ?f2" draw:type="right-arrow" draw:modifiers="17367.6267748479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3" draw:layer="layout" svg:width="2.7cm" svg:height="0.75cm" svg:x="6.8cm" svg:y="2.1cm">
          <text:p text:style-name="P3"><text:span text:style-name="T2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2.248cm" svg:height="0.55cm" svg:x="14.603cm" svg:y="5.101cm">
          <text:p text:style-name="P3"><text:span text:style-name="T2">Récol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0.6cm" svg:height="0.55cm" svg:x="16.701cm" svg:y="5.101cm"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2.248cm" svg:height="0.55cm" svg:x="14.103cm" svg:y="6.101cm">
          <text:p text:style-name="P3"><text:span text:style-name="T2">Récol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0.6cm" svg:height="0.55cm" svg:x="16.201cm" svg:y="6.101cm"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2.051cm" svg:height="0.55cm" svg:x="16cm" svg:y="7.101cm">
          <text:p text:style-name="P3"><text:span text:style-name="T2">Récol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0.6cm" svg:height="0.55cm" svg:x="17.901cm" svg:y="7.101cm"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3.25cm" svg:height="2.57cm" draw:transform="rotate (3.09429423086075) translate (3.405cm 9.251cm)">
          <text:p text:style-name="P14"><text:span text:style-name="T4"/></text:p>
          <draw:enhanced-geometry svg:viewBox="0 0 21600 21600" draw:text-areas="0 0 21600 21600" draw:mirror-horizontal="false" draw:mirror-vertical="false" draw:type="circular-arrow" draw:modifiers="180 29.8969468329322 8825.108285139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20" draw:layer="layout" svg:width="0.891cm" svg:height="1.347cm" draw:transform="rotate (-2.96740879424076) translate (2.06cm 7.124cm)">
          <text:p text:style-name="P14"><text:span text:style-name="T4"/></text:p>
          <draw:enhanced-geometry svg:viewBox="0 0 21600 21600" draw:text-areas="0 0 21600 21600" draw:mirror-horizontal="true" draw:mirror-vertical="false" draw:type="circular-arrow" draw:modifiers="180 -54.4303321041712 7663.101588131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20" draw:layer="layout" svg:width="0.891cm" svg:height="1.347cm" draw:transform="rotate (-2.96740879424076) translate (2.986cm 7.918cm)">
          <text:p text:style-name="P14"><text:span text:style-name="T4"/></text:p>
          <draw:enhanced-geometry svg:viewBox="0 0 21600 21600" draw:text-areas="0 0 21600 21600" draw:mirror-horizontal="true" draw:mirror-vertical="false" draw:type="circular-arrow" draw:modifiers="180 -54.4303321041712 7663.101588131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2.75cm" svg:height="0.662cm" svg:x="0.55cm" svg:y="7.962cm">
          <text:p text:style-name="P21"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2.025cm" svg:height="2.025cm" svg:x="18.724cm" svg:y="0.201cm">
          <draw:image xlink:href="Pictures/10003390000007EA000007EA33B1F48F.svg" xlink:type="simple" xlink:show="embed" xlink:actuate="onLoad" draw:mime-type="image/svg+xml">
            <text:p text:style-name="P14"><text:span text:style-name="T4"/></text:p>
          </draw:image>
          <draw:image xlink:href="Pictures/100000010000004D0000004D5207F32D.png" xlink:type="simple" xlink:show="embed" xlink:actuate="onLoad" draw:mime-type="image/png"/>
        </draw:frame>
        <draw:custom-shape draw:style-name="gr6" draw:text-style-name="P9" draw:layer="layout" svg:width="2cm" svg:height="0.519cm" svg:x="9.101cm" svg:y="1.4cm">
          <text:p text:style-name="P3"><text:span text:style-name="T2">V</text:span><text:span text:style-name="T2">a</text:span><text:span text:style-name="T2">r</text:span><text:span text:style-name="T2">i</text:span><text:span text:style-name="T2">é</text:span><text:span text:style-name="T2">t</text:span><text:span text:style-name="T2">é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cm" svg:height="0.519cm" svg:x="11.301cm" svg:y="1.4cm">
          <text:p text:style-name="P3"><text:span text:style-name="T2">V</text:span><text:span text:style-name="T2">a</text:span><text:span text:style-name="T2">r</text:span><text:span text:style-name="T2">i</text:span><text:span text:style-name="T2">é</text:span><text:span text:style-name="T2">t</text:span><text:span text:style-name="T2">é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cm" svg:height="0.519cm" svg:x="15.301cm" svg:y="1.4cm">
          <text:p text:style-name="P3"><text:span text:style-name="T2">Variété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25cm" svg:height="0.75cm" svg:x="3cm" svg:y="4.1cm">
          <text:p text:style-name="P3"><text:span text:style-name="T3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25cm" svg:height="0.75cm" svg:x="3cm" svg:y="5.1cm">
          <text:p text:style-name="P3"><text:span text:style-name="T3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25cm" svg:height="0.75cm" svg:x="3cm" svg:y="6.1cm">
          <text:p text:style-name="P3"><text:span text:style-name="T3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25cm" svg:height="0.75cm" svg:x="3cm" svg:y="7.1cm">
          <text:p text:style-name="P3"><text:span text:style-name="T3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linear" draw:start="100%" draw:end="0%" draw:angle="9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</meta:initial-creator>
    <meta:creation-date>2025-03-13T07:42:02.079101210</meta:creation-date>
    <dc:date>2025-03-13T10:17:18.052815884</dc:date>
    <dc:creator>Marc</dc:creator>
    <meta:editing-duration>PT48M33S</meta:editing-duration>
    <meta:editing-cycles>7</meta:editing-cycles>
    <meta:generator>LibreOffice/24.2.7.2$Linux_X86_64 LibreOffice_project/420$Build-2</meta:generator>
    <meta:document-statistic meta:object-count="61"/>
  </office:meta>
</office:document-meta>
</file>